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2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00ff" draw:textarea-horizontal-align="justify" draw:textarea-vertical-align="middle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8pt" style:font-size-asian="8pt" style:font-size-complex="8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8pt" style:font-size-asian="8pt" style:font-size-complex="8pt"/>
    </style:style>
    <style:style style:name="P5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9" draw:id="id9" draw:layer="layout" svg:width="2.6cm" svg:height="1.5cm" svg:x="19.5cm" svg:y="4.2cm">
          <text:p text:style-name="P1"><text:span text:style-name="T1">'send-protest'</text:span></text:p>
          <text:p text:style-name="P1"><text:span text:style-name="T1">***************</text:span></text:p>
          <text:p text:style-name="P1"><text:span text:style-name="T1">member_id</text:span></text:p>
          <text:p text:style-name="P1"><text:span text:style-name="T1">cc_memb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2.1cm" svg:height="10.8cm" svg:x="6.8cm" svg:y="3.7cm">
          <text:p text:style-name="P1"><text:span text:style-name="T1">Biopa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2.6cm" svg:height="1.4cm" svg:x="19.5cm" svg:y="6.9cm">
          <text:p text:style-name="P1"><text:span text:style-name="T1">'send-receipt'</text:span></text:p>
          <text:p text:style-name="P1"><text:span text:style-name="T1">***************</text:span></text:p>
          <text:p text:style-name="P1"><text:span text:style-name="T1">member_id</text:span></text:p>
          <text:p text:style-name="P1"><text:span text:style-name="T1">txn_id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8" draw:id="id8" draw:layer="layout" svg:width="2.6cm" svg:height="0.9cm" svg:x="13.3cm" svg:y="4.6cm">
          <text:p text:style-name="P1"><text:span text:style-name="T1">Biopay::prote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0" draw:id="id10" draw:layer="layout" svg:width="5.1cm" svg:height="0.9cm" svg:x="12.2cm" svg:y="7.2cm">
          <text:p text:style-name="P1"><text:span text:style-name="T1">Biopay::mark-as-paid : if send_receip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2" draw:id="id12" draw:layer="layout" svg:width="2.6cm" svg:height="1.4cm" svg:x="19.7cm" svg:y="9.7cm">
          <text:p text:style-name="P1"><text:span text:style-name="T1">'register-member'</text:span></text:p>
          <text:p text:style-name="P1"><text:span text:style-name="T1">***************</text:span></text:p>
          <text:p text:style-name="P1"><text:span text:style-name="T1">member_id</text:span></text:p>
          <text:p text:style-name="P1"><text:span text:style-name="T1">P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1" draw:id="id11" draw:layer="layout" svg:width="2.6cm" svg:height="1.4cm" svg:x="19.5cm" svg:y="6.9cm">
          <text:p text:style-name="P1"><text:span text:style-name="T1">'send-receipt'</text:span></text:p>
          <text:p text:style-name="P1"><text:span text:style-name="T1">***************</text:span></text:p>
          <text:p text:style-name="P1"><text:span text:style-name="T1">member_id</text:span></text:p>
          <text:p text:style-name="P1"><text:span text:style-name="T1">txn_id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7.6cm" svg:height="0.9cm" svg:x="11.1cm" svg:y="10cm">
          <text:p text:style-name="P1"><text:span text:style-name="T1">Biopay::new-member : if sign_up fee txn is processed B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4" draw:id="id14" draw:layer="layout" svg:width="2.6cm" svg:height="1.4cm" svg:x="19.5cm" svg:y="12.5cm">
          <text:p text:style-name="P1"><text:span text:style-name="T1">'email-all-members'</text:span></text:p>
          <text:p text:style-name="P1"><text:span text:style-name="T1">***************</text:span></text:p>
          <text:p text:style-name="P1"><text:span text:style-name="T1">subj</text:span></text:p>
          <text:p text:style-name="P1"><text:span text:style-name="T1">bod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3" draw:id="id13" draw:layer="layout" svg:width="2.9cm" svg:height="0.9cm" svg:x="13.7cm" svg:y="12.7cm">
          <text:p text:style-name="P1"><text:span text:style-name="T1">Biopay::mass-emai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2.3cm" svg:height="4.1cm" svg:x="5.3cm" svg:y="21.7cm">
          <text:p text:style-name="P1"><text:span text:style-name="T1">Biopay::Memb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" draw:id="id1" draw:layer="layout" svg:width="2.9cm" svg:height="0.9cm" svg:x="11.8cm" svg:y="22.1cm">
          <text:p text:style-name="P1"><text:span text:style-name="T1">Member::change_P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2.6cm" svg:height="1.4cm" svg:x="21cm" svg:y="20.9cm">
          <text:p text:style-name="P1"><text:span text:style-name="T1">'change_PIN'</text:span></text:p>
          <text:p text:style-name="P1"><text:span text:style-name="T1">***************</text:span></text:p>
          <text:p text:style-name="P1"><text:span text:style-name="T1">new_PIN</text:span></text:p>
          <text:p text:style-name="P1"><text:span text:style-name="T1">member_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3" draw:id="id3" draw:layer="layout" svg:width="5.2cm" svg:height="0.9cm" svg:x="11cm" svg:y="24.3cm">
          <text:p text:style-name="P1"><text:span text:style-name="T1">Member::set_freeze('freeze'/'unfreeze'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3.3cm" svg:height="2.5cm" svg:x="5.3cm" svg:y="29.4cm">
          <text:p text:style-name="P1"><text:span text:style-name="T1">Biopay::Uti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6" draw:id="id6" draw:layer="layout" svg:width="7.9cm" svg:height="0.9cm" svg:x="9cm" svg:y="30.2cm">
          <text:p text:style-name="P1"><text:span text:style-name="T1">Member::queue_email if request() amd request()-&gt;path_inf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7" draw:id="id7" draw:layer="layout" svg:width="2.6cm" svg:height="1.3cm" svg:x="20.7cm" svg:y="29.6cm">
          <text:p text:style-name="P1"><text:span text:style-name="T1">'send-email'</text:span></text:p>
          <text:p text:style-name="P1"><text:span text:style-name="T1">***************</text:span></text:p>
          <text:p text:style-name="P1"><text:span text:style-name="T1">ms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8.8cm" svg:height="11.8cm" svg:x="30.5cm" svg:y="3.3cm">
          <text:p text:style-name="P3"><text:span text:style-name="T1">job-runn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19" draw:id="id19" draw:layer="layout" svg:width="3.5cm" svg:height="0.9cm" svg:x="31.2cm" svg:y="13.4cm">
          <text:p text:style-name="P1"><text:span text:style-name="T1">job-runner::Anonymou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8" draw:id="id18" draw:layer="layout" svg:width="4.2cm" svg:height="0.9cm" svg:x="30.9cm" svg:y="11.4cm">
          <text:p text:style-name="P1"><text:span text:style-name="T1">job-runner::email_all_memb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6" draw:id="id16" draw:layer="layout" svg:width="3.1cm" svg:height="0.9cm" svg:x="31.3cm" svg:y="7.1cm">
          <text:p text:style-name="P1"><text:span text:style-name="T1">send-receipt &lt;-&gt; she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5" draw:id="id15" draw:layer="layout" svg:width="3.1cm" svg:height="0.9cm" svg:x="31.4cm" svg:y="4.8cm">
          <text:p text:style-name="P1"><text:span text:style-name="T1">send-protest &lt;-&gt; she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7" draw:id="id17" draw:layer="layout" svg:width="4.2cm" svg:height="0.9cm" svg:x="30.9cm" svg:y="9.8cm">
          <text:p text:style-name="P1"><text:span text:style-name="T1">job-runner::register_memb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" draw:id="id4" draw:layer="layout" svg:width="2.6cm" svg:height="1.3cm" svg:x="19cm" svg:y="23.7cm">
          <text:p text:style-name="P1"><text:span text:style-name="T1">'freeze'</text:span></text:p>
          <text:p text:style-name="P1"><text:span text:style-name="T1">***************</text:span></text:p>
          <text:p text:style-name="P1"><text:span text:style-name="T1">member_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5" draw:id="id5" draw:layer="layout" svg:width="2.6cm" svg:height="1.3cm" svg:x="19cm" svg:y="25.3cm">
          <text:p text:style-name="P1"><text:span text:style-name="T1">'unfreeze'</text:span></text:p>
          <text:p text:style-name="P1"><text:span text:style-name="T1">***************</text:span></text:p>
          <text:p text:style-name="P1"><text:span text:style-name="T1">member_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5" draw:layer="layout" draw:type="line" svg:x1="14.7cm" svg:y1="22.55cm" svg:x2="21cm" svg:y2="21.6cm" draw:start-shape="id1" draw:start-glue-point="7" draw:end-shape="id2" draw:end-glue-point="5" svg:d="m14700 22550 6300-950" svg:viewBox="0 0 6301 951">
          <text:p/>
        </draw:connector>
        <draw:connector draw:style-name="gr4" draw:text-style-name="P5" draw:layer="layout" draw:type="line" svg:x1="16.2cm" svg:y1="24.75cm" svg:x2="19cm" svg:y2="24.35cm" draw:start-shape="id3" draw:start-glue-point="7" draw:end-shape="id4" draw:end-glue-point="5" svg:d="m16200 24750 2800-400" svg:viewBox="0 0 2801 401">
          <text:p/>
        </draw:connector>
        <draw:connector draw:style-name="gr4" draw:text-style-name="P5" draw:layer="layout" draw:type="line" svg:x1="16.2cm" svg:y1="24.75cm" svg:x2="19cm" svg:y2="25.95cm" draw:start-shape="id3" draw:start-glue-point="7" draw:end-shape="id5" draw:end-glue-point="5" svg:d="m16200 24750 2800 1200" svg:viewBox="0 0 2801 1201">
          <text:p/>
        </draw:connector>
        <draw:connector draw:style-name="gr4" draw:text-style-name="P5" draw:layer="layout" draw:type="line" svg:x1="16.9cm" svg:y1="30.65cm" svg:x2="20.7cm" svg:y2="30.25cm" draw:start-shape="id6" draw:start-glue-point="7" draw:end-shape="id7" draw:end-glue-point="5" svg:d="m16900 30650 3800-400" svg:viewBox="0 0 3801 401">
          <text:p/>
        </draw:connector>
        <draw:connector draw:style-name="gr4" draw:text-style-name="P5" draw:layer="layout" draw:type="line" svg:x1="15.9cm" svg:y1="5.05cm" svg:x2="19.5cm" svg:y2="4.95cm" draw:start-shape="id8" draw:start-glue-point="7" draw:end-shape="id9" draw:end-glue-point="5" svg:d="m15900 5050 3600-100" svg:viewBox="0 0 3601 101">
          <text:p/>
        </draw:connector>
        <draw:connector draw:style-name="gr4" draw:text-style-name="P5" draw:layer="layout" draw:type="line" svg:x1="17.3cm" svg:y1="7.65cm" svg:x2="19.5cm" svg:y2="7.6cm" draw:start-shape="id10" draw:start-glue-point="7" draw:end-shape="id11" draw:end-glue-point="5" svg:d="m17300 7650 2200-50" svg:viewBox="0 0 2201 51">
          <text:p/>
        </draw:connector>
        <draw:connector draw:style-name="gr4" draw:text-style-name="P5" draw:layer="layout" draw:type="line" svg:x1="18.5cm" svg:y1="10.45cm" svg:x2="19.7cm" svg:y2="10.4cm" draw:end-shape="id12" svg:d="m18500 10450 1200-50" svg:viewBox="0 0 1201 51">
          <text:p/>
        </draw:connector>
        <draw:connector draw:style-name="gr4" draw:text-style-name="P5" draw:layer="layout" draw:type="line" svg:x1="16.6cm" svg:y1="13.15cm" svg:x2="19.5cm" svg:y2="13.2cm" draw:start-shape="id13" draw:start-glue-point="7" draw:end-shape="id14" draw:end-glue-point="5" svg:d="m16600 13150 2900 50" svg:viewBox="0 0 2901 51">
          <text:p/>
        </draw:connector>
        <draw:connector draw:style-name="gr4" draw:text-style-name="P5" draw:layer="layout" draw:type="line" svg:x1="22.1cm" svg:y1="4.95cm" svg:x2="31.4cm" svg:y2="5.25cm" draw:start-shape="id9" draw:start-glue-point="7" draw:end-shape="id15" svg:d="m22100 4950 9300 300" svg:viewBox="0 0 9301 301">
          <text:p/>
        </draw:connector>
        <draw:connector draw:style-name="gr4" draw:text-style-name="P5" draw:layer="layout" draw:type="line" svg:x1="22.1cm" svg:y1="7.6cm" svg:x2="31.3cm" svg:y2="7.55cm" draw:start-shape="id11" draw:start-glue-point="7" draw:end-shape="id16" svg:d="m22100 7600 9200-50" svg:viewBox="0 0 9201 51">
          <text:p/>
        </draw:connector>
        <draw:connector draw:style-name="gr4" draw:text-style-name="P5" draw:layer="layout" draw:type="line" svg:x1="22.3cm" svg:y1="10.4cm" svg:x2="30.9cm" svg:y2="10.25cm" draw:start-shape="id12" draw:start-glue-point="7" draw:end-shape="id17" draw:end-glue-point="5" svg:d="m22300 10400 8600-150" svg:viewBox="0 0 8601 151">
          <text:p/>
        </draw:connector>
        <draw:connector draw:style-name="gr4" draw:text-style-name="P5" draw:layer="layout" draw:type="line" svg:x1="22.1cm" svg:y1="13.2cm" svg:x2="30.9cm" svg:y2="11.85cm" draw:start-shape="id14" draw:start-glue-point="7" draw:end-shape="id18" svg:d="m22100 13200 8800-1350" svg:viewBox="0 0 8801 1351">
          <text:p/>
        </draw:connector>
        <draw:connector draw:style-name="gr4" draw:text-style-name="P5" draw:layer="layout" draw:type="line" svg:x1="23.3cm" svg:y1="30.25cm" svg:x2="31.2cm" svg:y2="13.85cm" draw:start-shape="id7" draw:start-glue-point="7" draw:end-shape="id19" draw:end-glue-point="5" svg:d="m23300 30250 7900-16400" svg:viewBox="0 0 7901 16401">
          <text:p/>
        </draw:connector>
        <draw:custom-shape draw:style-name="gr3" draw:text-style-name="P2" xml:id="id22" draw:id="id22" draw:layer="layout" svg:width="4.9cm" svg:height="0.9cm" svg:x="29.8cm" svg:y="25.2cm">
          <text:p text:style-name="P1"><text:span text:style-name="T1">cardlock-connector::cardlock_unfreez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10.3cm" svg:height="6.1cm" svg:x="28.7cm" svg:y="21.1cm">
          <text:p text:style-name="P3"><text:span text:style-name="T1">cardlock-connec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4" draw:id="id24" draw:layer="layout" svg:width="10cm" svg:height="4.1cm" svg:x="7.7cm" svg:y="16.4cm">
          <text:p text:style-name="P1"><text:span text:style-name="T1">bin/process-transac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20" draw:id="id20" draw:layer="layout" svg:width="5.2cm" svg:height="0.9cm" svg:x="11.8cm" svg:y="17.2cm">
          <text:p text:style-name="P1"><text:span text:style-name="T1">create_freeze_job('freeze'/'unfreeze'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5" draw:layer="layout" draw:type="line" svg:x1="17cm" svg:y1="17.65cm" svg:x2="19cm" svg:y2="25.95cm" draw:start-shape="id20" draw:start-glue-point="7" draw:end-shape="id5" draw:end-glue-point="5" svg:d="m17000 17650 2000 8300" svg:viewBox="0 0 2001 8301">
          <text:p/>
        </draw:connector>
        <draw:connector draw:style-name="gr4" draw:text-style-name="P5" draw:layer="layout" draw:type="line" svg:x1="17cm" svg:y1="17.65cm" svg:x2="19cm" svg:y2="24.35cm" draw:start-shape="id20" draw:start-glue-point="7" draw:end-shape="id4" draw:end-glue-point="5" svg:d="m17000 17650 2000 6700" svg:viewBox="0 0 2001 6701">
          <text:p/>
        </draw:connector>
        <draw:connector draw:style-name="gr4" draw:text-style-name="P5" draw:layer="layout" draw:type="line" svg:x1="21.6cm" svg:y1="24.35cm" svg:x2="29.8cm" svg:y2="24.15cm" draw:start-shape="id4" draw:start-glue-point="7" draw:end-shape="id21" draw:end-glue-point="5" svg:d="m21600 24350 8200-200" svg:viewBox="0 0 8201 201">
          <text:p/>
        </draw:connector>
        <draw:connector draw:style-name="gr4" draw:text-style-name="P5" draw:layer="layout" draw:type="line" svg:x1="21.6cm" svg:y1="25.95cm" svg:x2="29.8cm" svg:y2="25.65cm" draw:start-shape="id5" draw:start-glue-point="7" draw:end-shape="id22" svg:d="m21600 25950 8200-300" svg:viewBox="0 0 8201 301">
          <text:p/>
        </draw:connector>
        <draw:custom-shape draw:style-name="gr3" draw:text-style-name="P2" xml:id="id23" draw:id="id23" draw:layer="layout" svg:width="3.3cm" svg:height="2.5cm" svg:x="1.6cm" svg:y="18cm">
          <text:p text:style-name="P1"><text:span text:style-name="T1">bin/job-runner recurrent</text:span><text:span text:style-name="T1"><text:line-break/></text:span><text:span text:style-name="T1">task runs every 60 secs</text:span><text:span text:style-name="T1"><text:line-break/></text:span><text:span text:style-name="T1">-----</text:span></text:p>
          <text:p text:style-name="P1"><text:span text:style-name="T1">check for transac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5" draw:layer="layout" draw:type="line" svg:x1="4.9cm" svg:y1="19.25cm" svg:x2="7.7cm" svg:y2="18.45cm" draw:start-shape="id23" draw:start-glue-point="7" draw:end-shape="id24" draw:end-glue-point="5" svg:d="m4900 19250 2800-800" svg:viewBox="0 0 2801 801">
          <text:p/>
        </draw:connector>
        <draw:custom-shape draw:style-name="gr3" draw:text-style-name="P2" xml:id="id25" draw:id="id25" draw:layer="layout" svg:width="3.3cm" svg:height="2.5cm" svg:x="1.7cm" svg:y="13.8cm">
          <text:p text:style-name="P1"><text:span text:style-name="T1">bin/job-runner DB update</text:span><text:span text:style-name="T1"><text:line-break/></text:span><text:span text:style-name="T1">on member or txn docs</text:span></text:p>
          <text:p text:style-name="P1"><text:span text:style-name="T1">-----</text:span></text:p>
          <text:p text:style-name="P1"><text:span text:style-name="T1">check for transac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5" draw:layer="layout" draw:type="line" svg:x1="5cm" svg:y1="15.05cm" svg:x2="7.7cm" svg:y2="18.45cm" draw:start-shape="id25" draw:start-glue-point="7" draw:end-shape="id24" draw:end-glue-point="5" svg:d="m5000 15050 2700 3400" svg:viewBox="0 0 2701 3401">
          <text:p/>
        </draw:connector>
        <draw:connector draw:style-name="gr4" draw:text-style-name="P5" draw:layer="layout" draw:line-skew="0cm 0cm -1.299cm" svg:x1="35.1cm" svg:y1="10.25cm" svg:x2="21cm" svg:y2="21.6cm" draw:start-shape="id17" draw:start-glue-point="7" draw:end-shape="id2" draw:end-glue-point="5" svg:d="m35100 10250h502v5551h-16402v5799h1800" svg:viewBox="0 0 16403 11351">
          <text:p/>
        </draw:connector>
        <draw:custom-shape draw:style-name="gr3" draw:text-style-name="P2" xml:id="id26" draw:id="id26" draw:layer="layout" svg:width="4.9cm" svg:height="0.9cm" svg:x="29.8cm" svg:y="21.6cm">
          <text:p text:style-name="P1"><text:span text:style-name="T1">cardlock-connector::Anonymous,</text:span><text:span text:style-name="T1"><text:line-break/></text:span><text:span text:style-name="T1">calls Cardlock::set_P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21" draw:id="id21" draw:layer="layout" svg:width="4.9cm" svg:height="0.9cm" svg:x="29.8cm" svg:y="23.7cm">
          <text:p text:style-name="P1"><text:span text:style-name="T1">cardlock-connector::cardlock_freez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5" draw:layer="layout" draw:type="line" svg:x1="23.6cm" svg:y1="21.6cm" svg:x2="29.8cm" svg:y2="22.05cm" draw:start-shape="id2" draw:start-glue-point="7" draw:end-shape="id26" draw:end-glue-point="5" svg:d="m23600 21600 6200 450" svg:viewBox="0 0 6201 451">
          <text:p/>
        </draw:connector>
        <draw:custom-shape draw:style-name="gr3" draw:text-style-name="P2" xml:id="id27" draw:id="id27" draw:layer="layout" svg:width="4.8cm" svg:height="2.5cm" svg:x="1.6cm" svg:y="38.9cm">
          <text:p text:style-name="P1"><text:span text:style-name="T1">bin/cardlock-connector recurrent</text:span><text:span text:style-name="T1"><text:line-break/></text:span><text:span text:style-name="T1">task runs every 10 secs</text:span><text:span text:style-name="T1"><text:line-break/></text:span><text:span text:style-name="T1">-----</text:span></text:p>
          <text:p text:style-name="P1"><text:span text:style-name="T1">check for transactions in the cardlock</text:span><text:span text:style-name="T1"><text:line-break/></text:span><text:span text:style-name="T1">machi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28" draw:id="id28" draw:layer="layout" svg:width="2.6cm" svg:height="5.2cm" svg:x="20.7cm" svg:y="37.6cm">
          <text:p text:style-name="P1"><text:span text:style-name="T1">'txn_hash'</text:span></text:p>
          <text:p text:style-name="P1"><text:span text:style-name="T1">***************</text:span></text:p>
          <text:p text:style-name="P1"><text:span text:style-name="T1">cradlock-txn_id</text:span></text:p>
          <text:p text:style-name="P1"><text:span text:style-name="T1">member_id</text:span></text:p>
          <text:p text:style-name="P1"><text:span text:style-name="T1">epoch_time</text:span></text:p>
          <text:p text:style-name="P1"><text:span text:style-name="T1">litres</text:span></text:p>
          <text:p text:style-name="P1"><text:span text:style-name="T1">pump</text:span></text:p>
          <text:p text:style-name="P1"><text:span text:style-name="T1">date</text:span></text:p>
          <text:p text:style-name="P1"><text:span text:style-name="T1">price_per_litre</text:span></text:p>
          <text:p text:style-name="P1"><text:span text:style-name="T1">price</text:span></text:p>
          <text:p text:style-name="P1"><text:span text:style-name="T1">paid</text:span></text:p>
          <text:p text:style-name="P1"><text:span text:style-name="T1">Type ('txn')</text:span></text:p>
          <text:p text:style-name="P1"><text:span text:style-name="T1">--</text:span></text:p>
          <text:p text:style-name="P1"><text:span text:style-name="T1">paid_date</text:span></text:p>
          <text:p text:style-name="P1"><text:span text:style-name="T1">paid_no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5" draw:layer="layout" draw:type="line" svg:x1="6.4cm" svg:y1="40.15cm" svg:x2="20.7cm" svg:y2="40.2cm" draw:start-shape="id27" draw:start-glue-point="7" draw:end-shape="id28" draw:end-glue-point="5" svg:d="m6400 40150 14300 50" svg:viewBox="0 0 14301 51">
          <text:p/>
        </draw:connector>
        <draw:connector draw:style-name="gr4" draw:text-style-name="P5" draw:layer="layout" draw:line-skew="0cm -0.002cm" svg:x1="23.3cm" svg:y1="40.2cm" svg:x2="1.7cm" svg:y2="15.05cm" draw:start-shape="id28" draw:start-glue-point="7" draw:end-shape="id25" draw:end-glue-point="5" svg:d="m23300 40200h502v-13251h-22603v-11899h501" svg:viewBox="0 0 22604 25151">
          <text:p/>
        </draw:connector>
        <draw:custom-shape draw:style-name="gr5" draw:text-style-name="P2" draw:layer="layout" svg:width="2.6cm" svg:height="5.2cm" svg:x="20.7cm" svg:y="44.5cm">
          <text:p text:style-name="P1"><text:span text:style-name="T1">'member'</text:span></text:p>
          <text:p text:style-name="P1"><text:span text:style-name="T1">***************</text:span></text:p>
          <text:p text:style-name="P1"><text:span text:style-name="T1">cradlock-txn_id</text:span></text:p>
          <text:p text:style-name="P1"><text:span text:style-name="T1">member_id</text:span></text:p>
          <text:p text:style-name="P1"><text:span text:style-name="T1">epoch_time</text:span></text:p>
          <text:p text:style-name="P1"><text:span text:style-name="T1">litres</text:span></text:p>
          <text:p text:style-name="P1"><text:span text:style-name="T1">pump</text:span></text:p>
          <text:p text:style-name="P1"><text:span text:style-name="T1">date</text:span></text:p>
          <text:p text:style-name="P1"><text:span text:style-name="T1">price_per_litre</text:span></text:p>
          <text:p text:style-name="P1"><text:span text:style-name="T1">price</text:span></text:p>
          <text:p text:style-name="P1"><text:span text:style-name="T1">paid</text:span></text:p>
          <text:p text:style-name="P1"><text:span text:style-name="T1">Type ('member')</text:span></text:p>
          <text:p text:style-name="P1"><text:span text:style-name="T1">--</text:span></text:p>
          <text:p text:style-name="P1"><text:span text:style-name="T1">paid_date</text:span></text:p>
          <text:p text:style-name="P1"><text:span text:style-name="T1">paid_no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17T12:14:46.66</meta:creation-date>
    <dc:date>2013-08-16T09:08:18.63</dc:date>
    <meta:editing-duration>PT5H7M25S</meta:editing-duration>
    <meta:editing-cycles>40</meta:editing-cycles>
    <meta:generator>LibreOffice/4.0.1.2$Windows_x86 LibreOffice_project/84102822e3d61eb989ddd325abf1ac077904985</meta:generator>
    <meta:document-statistic meta:object-count="59"/>
  </office:meta>
</office:document-meta>
</file>